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9-0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5-03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1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6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8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7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6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5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4-1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6-03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12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11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10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09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08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06-0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05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04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5-03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12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11-2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10-0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09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08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07-2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06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05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04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4-03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12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11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10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09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08-1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07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06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05-0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3-03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12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11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10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09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08-0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07-0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06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05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04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2-03-0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8</text:p>
          </table:table-cell>
          <table:table-cell office:value-type="string" calcext:value-type="string">
            <text:p>QWTA nr Princeton, USFWS Refuge shop</text:p>
          </table:table-cell>
          <table:table-cell office:value-type="string" calcext:value-type="string">
            <text:p>201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40" meta:object-count="0"/>
    <meta:user-defined meta:name="AppVersion">3.0</meta:user-defined>
  </office:meta>
</office:document-meta>
</file>